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List_20_Paragraph">
      <style:paragraph-properties fo:margin-left="1.905cm" fo:margin-right="0cm" fo:text-indent="0cm" style:auto-text-indent="false"/>
    </style:style>
    <style:style style:name="P4" style:family="paragraph" style:parent-style-name="List_20_Paragraph" style:list-style-name="WWNum3"/>
    <style:style style:name="P5" style:family="paragraph" style:parent-style-name="List_20_Paragraph" style:list-style-name="WWNum4"/>
    <style:style style:name="P6" style:family="paragraph" style:parent-style-name="List_20_Paragraph" style:list-style-name="WWNum5"/>
    <style:style style:name="P7" style:family="paragraph" style:parent-style-name="List_20_Paragraph" style:list-style-name="WWNum6"/>
    <style:style style:name="P8" style:family="paragraph" style:parent-style-name="List_20_Paragraph" style:list-style-name="WWNum7"/>
    <style:style style:name="P9" style:family="paragraph" style:parent-style-name="List_20_Paragraph" style:list-style-name="WWNum8"/>
    <style:style style:name="P10" style:family="paragraph" style:parent-style-name="List_20_Paragraph" style:list-style-name="WWNum9"/>
    <style:style style:name="P11" style:family="paragraph" style:parent-style-name="List_20_Paragraph" style:list-style-name="WWNum10"/>
    <style:style style:name="P12" style:family="paragraph" style:parent-style-name="List_20_Paragraph" style:list-style-name="WWNum11"/>
    <style:style style:name="P13" style:family="paragraph" style:parent-style-name="List_20_Paragraph" style:list-style-name="WWNum2">
      <style:text-properties fo:background-color="#ffff00"/>
    </style:style>
    <style:style style:name="P14" style:family="paragraph" style:parent-style-name="List_20_Paragraph" style:list-style-name="WWNum3">
      <style:text-properties fo:background-color="#ffff00"/>
    </style:style>
    <style:style style:name="P15" style:family="paragraph" style:parent-style-name="List_20_Paragraph" style:list-style-name="WWNum4">
      <style:text-properties fo:background-color="#ffff00"/>
    </style:style>
    <style:style style:name="P16" style:family="paragraph" style:parent-style-name="List_20_Paragraph" style:list-style-name="WWNum5">
      <style:text-properties fo:background-color="#ffff00"/>
    </style:style>
    <style:style style:name="P17" style:family="paragraph" style:parent-style-name="List_20_Paragraph" style:list-style-name="WWNum6">
      <style:text-properties fo:background-color="#ffff00"/>
    </style:style>
    <style:style style:name="P18" style:family="paragraph" style:parent-style-name="List_20_Paragraph" style:list-style-name="WWNum7">
      <style:text-properties fo:background-color="#ffff00"/>
    </style:style>
    <style:style style:name="P19" style:family="paragraph" style:parent-style-name="List_20_Paragraph" style:list-style-name="WWNum8">
      <style:text-properties fo:background-color="#ffff00"/>
    </style:style>
    <style:style style:name="P20" style:family="paragraph" style:parent-style-name="List_20_Paragraph" style:list-style-name="WWNum9">
      <style:text-properties fo:background-color="#ffff00"/>
    </style:style>
    <style:style style:name="P21" style:family="paragraph" style:parent-style-name="List_20_Paragraph" style:list-style-name="WWNum10">
      <style:text-properties fo:background-color="#ffff00"/>
    </style:style>
    <style:style style:name="P22" style:family="paragraph" style:parent-style-name="List_20_Paragraph" style:list-style-name="WWNum11">
      <style:text-properties fo:background-color="#ffff00"/>
    </style:style>
    <style:style style:name="P23" style:family="paragraph" style:parent-style-name="Standard">
      <style:paragraph-properties fo:margin-left="1.249cm" fo:margin-right="0cm" fo:text-indent="1.249cm" style:auto-text-indent="false"/>
    </style:style>
    <style:style style:name="T1" style:family="text">
      <style:text-properties style:font-name="Arial" fo:font-size="14pt" style:font-size-asian="14pt" style:font-name-complex="Arial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">TEST REPASO</text:span></text:p>
      <text:p text:style-name="Standard"/>
      <text:list xml:id="list983411910" text:style-name="WWNum1">
        <text:list-item>
          <text:p text:style-name="P1"><text:s/>Sobre unha subclase é correcto afirmar que:</text:p>
        </text:list-item>
      </text:list>
      <text:list xml:id="list2917307318" text:style-name="WWNum2">
        <text:list-item>
          <text:p text:style-name="P2">Ten menos atributos que a superclase</text:p>
        </text:list-item>
        <text:list-item>
          <text:p text:style-name="P2">Ten menos membros que a superclase</text:p>
        </text:list-item>
        <text:list-item>
          <text:p text:style-name="P13">Herda os membros non privados da superclase</text:p>
        </text:list-item>
        <text:list-item>
          <text:p text:style-name="P2">Herda todos os membros da superclase</text:p>
        </text:list-item>
      </text:list>
      <text:p text:style-name="P3"/>
      <text:list xml:id="list103902197080032" text:continue-list="list983411910" text:style-name="WWNum1">
        <text:list-item>
          <text:p text:style-name="P1">En relación cas clases <text:s/>abstractas é correcto sinalar que:</text:p>
        </text:list-item>
      </text:list>
      <text:list xml:id="list3405266651" text:style-name="WWNum3">
        <text:list-item>
          <text:p text:style-name="P4">Implementan todos os métodos</text:p>
        </text:list-item>
        <text:list-item>
          <text:p text:style-name="P4">Non implementan ningún método</text:p>
        </text:list-item>
        <text:list-item>
          <text:p text:style-name="P4">Non teñen atributos</text:p>
        </text:list-item>
        <text:list-item>
          <text:p text:style-name="P14">Teñen algún método abstracto</text:p>
        </text:list-item>
      </text:list>
      <text:p text:style-name="P3"/>
      <text:list xml:id="list103901564535493" text:continue-list="list103902197080032" text:style-name="WWNum1">
        <text:list-item>
          <text:p text:style-name="P1">En qué consiste a sustitución ou overriding.?</text:p>
        </text:list-item>
      </text:list>
      <text:list xml:id="list1844904550" text:style-name="WWNum4">
        <text:list-item>
          <text:p text:style-name="P15">En sustituir un método herdado por outro implementado na propia clase</text:p>
        </text:list-item>
        <text:list-item>
          <text:p text:style-name="P5">En sustituir un atributo por outro do mesmo nome</text:p>
        </text:list-item>
        <text:list-item>
          <text:p text:style-name="P5">En sustituir unha clase por unha subclase</text:p>
        </text:list-item>
        <text:list-item>
          <text:p text:style-name="P5">En sustituir un valor dunha variable por outro</text:p>
        </text:list-item>
      </text:list>
      <text:p text:style-name="P3"/>
      <text:list xml:id="list103902882317269" text:continue-list="list103901564535493" text:style-name="WWNum1">
        <text:list-item>
          <text:p text:style-name="P1">Sobre a clase Object e certo indicar que :</text:p>
        </text:list-item>
      </text:list>
      <text:list xml:id="list32255277" text:style-name="WWNum5">
        <text:list-item>
          <text:p text:style-name="P6">É abstracta</text:p>
        </text:list-item>
        <text:list-item>
          <text:p text:style-name="P6">Herda de todas as demais</text:p>
        </text:list-item>
        <text:list-item>
          <text:p text:style-name="P6">Ten todos os métodos abstractos</text:p>
        </text:list-item>
        <text:list-item>
          <text:p text:style-name="P16">É superclase de todas as demais clases.</text:p>
        </text:list-item>
      </text:list>
      <text:p text:style-name="P3"/>
      <text:list xml:id="list103902733947892" text:continue-list="list103902882317269" text:style-name="WWNum1">
        <text:list-item>
          <text:p text:style-name="P1">Unha clase pode herdar :</text:p>
        </text:list-item>
      </text:list>
      <text:list xml:id="list3238005971" text:style-name="WWNum6">
        <text:list-item>
          <text:p text:style-name="P17">Dunha clase</text:p>
        </text:list-item>
        <text:list-item>
          <text:p text:style-name="P7">De dúas clases</text:p>
        </text:list-item>
        <text:list-item>
          <text:p text:style-name="P7">De todas as clases que queiramos</text:p>
        </text:list-item>
        <text:list-item>
          <text:p text:style-name="P7">Só da clase Object</text:p>
        </text:list-item>
      </text:list>
      <text:p text:style-name="P3"/>
      <text:list xml:id="list103901495790542" text:continue-list="list103902733947892" text:style-name="WWNum1">
        <text:list-item>
          <text:p text:style-name="P1">Cal das seguintes afirmacións sobre o método equals <text:s/>é correcto.?</text:p>
        </text:list-item>
      </text:list>
      <text:list xml:id="list981791933" text:style-name="WWNum7">
        <text:list-item>
          <text:p text:style-name="P8">Hai que implementalo , xa que é abstracto</text:p>
        </text:list-item>
        <text:list-item>
          <text:p text:style-name="P8">Serve para comparar só obxectos da clase Object</text:p>
        </text:list-item>
        <text:list-item>
          <text:p text:style-name="P8">Herdase de Object , pero debemos implementalo o definilo nunha clase </text:p>
        </text:list-item>
        <text:list-item>
          <text:p text:style-name="P18">Non hai que implementalo , xa que se herda de Object .</text:p>
        </text:list-item>
      </text:list>
      <text:p text:style-name="P3"/>
      <text:list xml:id="list103901755579049" text:continue-list="list103901495790542" text:style-name="WWNum1">
        <text:list-item>
          <text:p text:style-name="P1">Cal das seguintes afirmacións sobre o método toString <text:s/>é correcta .?</text:p>
        </text:list-item>
      </text:list>
      <text:list xml:id="list500659360" text:style-name="WWNum8">
        <text:list-item>
          <text:p text:style-name="P19">Serve para amosar a informormación que nos interesa dun obxecto</text:p>
        </text:list-item>
        <text:list-item>
          <text:p text:style-name="P9">Convirte automáticamente un obxecto nunha cadea</text:p>
        </text:list-item>
        <text:list-item>
          <text:p text:style-name="P9">Encadea varios obxectos</text:p>
        </text:list-item>
        <text:list-item>
          <text:p text:style-name="P9">É un método abstracto de Object que temos que implementar</text:p>
        </text:list-item>
      </text:list>
      <text:list xml:id="list103901171752361" text:continue-list="list103901755579049" text:style-name="WWNum1">
        <text:list-item>
          <text:p text:style-name="P1"><text:soft-page-break/>As clases anónimas :</text:p>
        </text:list-item>
      </text:list>
      <text:list xml:id="list55812501" text:style-name="WWNum9">
        <text:list-item>
          <text:p text:style-name="P10">Serven para crear atributos sen nome</text:p>
        </text:list-item>
        <text:list-item>
          <text:p text:style-name="P10">Serven para implementar <text:s/>métodos privados</text:p>
        </text:list-item>
        <text:list-item>
          <text:p text:style-name="P10">Empréganse para herdar de varias clases</text:p>
        </text:list-item>
        <text:list-item>
          <text:p text:style-name="P20">É unha clase, sen nome, na que se implementan os métodos da interfaz que nos interesa .</text:p>
        </text:list-item>
      </text:list>
      <text:p text:style-name="P3"/>
      <text:list xml:id="list103901157326408" text:continue-list="list103901171752361" text:style-name="WWNum1">
        <text:list-item>
          <text:p text:style-name="P1">Unha clase contedora <text:s/>de alto nivel é :</text:p>
        </text:list-item>
      </text:list>
      <text:list xml:id="list1287289603" text:style-name="WWNum10">
        <text:list-item>
          <text:p text:style-name="P11">Un <text:s/>JPanel</text:p>
        </text:list-item>
        <text:list-item>
          <text:p text:style-name="P21">Un <text:s/>JFrame</text:p>
        </text:list-item>
        <text:list-item>
          <text:p text:style-name="P11">Un JButton </text:p>
        </text:list-item>
        <text:list-item>
          <text:p text:style-name="P11">Ningún dos anteriores </text:p>
        </text:list-item>
      </text:list>
      <text:p text:style-name="P3"/>
      <text:list xml:id="list103902212200211" text:continue-list="list103901157326408" text:style-name="WWNum1">
        <text:list-item>
          <text:p text:style-name="P1">Nunha GUI .Para que unha componente ( por exemplo un botón ) realice unha acción:</text:p>
        </text:list-item>
      </text:list>
      <text:list xml:id="list2531005224" text:style-name="WWNum11">
        <text:list-item>
          <text:p text:style-name="P22">Debemos asociar o botón con un escoitador específico para que o programa execute o método correspondente</text:p>
        </text:list-item>
        <text:list-item>
          <text:p text:style-name="P12">O botón debe estar relacionado, por herdanza <text:s/>con unha clase </text:p>
        </text:list-item>
        <text:list-item>
          <text:p text:style-name="P12"><text:s/>Non fai falla asociar o botón con nada. Xa ten vida de por sí</text:p>
        </text:list-item>
        <text:list-item>
          <text:p text:style-name="P12">Todas son certas</text:p>
        </text:list-item>
      </text:list>
      <text:p text:style-name="List_20_Paragraph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nafontaiña</meta:initial-creator>
    <meta:editing-cycles>8</meta:editing-cycles>
    <meta:creation-date>2022-05-09T07:03:00</meta:creation-date>
    <dc:date>2023-05-04T10:39:00.829844259</dc:date>
    <meta:editing-duration>PT1H28M56S</meta:editing-duration>
    <meta:generator>LibreOffice/7.3.7.2$Linux_X86_64 LibreOffice_project/30$Build-2</meta:generator>
    <meta:document-statistic meta:table-count="0" meta:image-count="0" meta:object-count="0" meta:page-count="2" meta:paragraph-count="51" meta:word-count="400" meta:character-count="2135" meta:non-whitespace-character-count="1822"/>
    <meta:user-defined meta:name="AppVersion">12.0000</meta:user-defined>
    <meta:template xlink:type="simple" xlink:actuate="onRequest" xlink:title="Normal" xlink:href=""/>
  </office:meta>
</office:document-meta>
</file>